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6.04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34.08mm"/>
    </style:style>
    <style:style style:name="co4" style:family="table-column">
      <style:table-column-properties fo:break-before="auto" style:column-width="13.49mm"/>
    </style:style>
    <style:style style:name="co5" style:family="table-column">
      <style:table-column-properties fo:break-before="auto" style:column-width="15.93mm"/>
    </style:style>
    <style:style style:name="co6" style:family="table-column">
      <style:table-column-properties fo:break-before="auto" style:column-width="7.14mm"/>
    </style:style>
    <style:style style:name="co7" style:family="table-column">
      <style:table-column-properties fo:break-before="auto" style:column-width="7.67mm"/>
    </style:style>
    <style:style style:name="co8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14.02mm"/>
    </style:style>
    <style:style style:name="co10" style:family="table-column">
      <style:table-column-properties fo:break-before="auto" style:column-width="10.58mm"/>
    </style:style>
    <style:style style:name="co11" style:family="table-column">
      <style:table-column-properties fo:break-before="auto" style:column-width="27.68mm"/>
    </style:style>
    <style:style style:name="co12" style:family="table-column">
      <style:table-column-properties fo:break-before="auto" style:column-width="22.49mm"/>
    </style:style>
    <style:style style:name="co13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29.58mm" fo:break-before="auto" style:use-optimal-row-height="false"/>
    </style:style>
    <style:style style:name="ro3" style:family="table-row">
      <style:table-row-properties style:row-height="40.36mm" fo:break-before="auto" style:use-optimal-row-height="false"/>
    </style:style>
    <style:style style:name="ro4" style:family="table-row">
      <style:table-row-properties style:row-height="16.81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26.41mm" fo:break-before="auto" style:use-optimal-row-height="fals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10.0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6.57mm" fo:break-before="auto" style:use-optimal-row-height="false"/>
    </style:style>
    <style:style style:name="ro11" style:family="table-row">
      <style:table-row-properties style:row-height="4.92mm" fo:break-before="auto" style:use-optimal-row-height="true"/>
    </style:style>
    <style:style style:name="ro12" style:family="table-row">
      <style:table-row-properties style:row-height="13.92mm" fo:break-before="auto" style:use-optimal-row-height="true"/>
    </style:style>
    <style:style style:name="ro13" style:family="table-row">
      <style:table-row-properties style:row-height="5.01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start" fo:margin-left="0mm"/>
      <style:text-properties fo:color="#00000a" style:font-name="Calibri" fo:font-size="9pt" style:font-name-asian="Calibri" style:font-size-asian="9pt" style:font-name-complex="Calibri" style:font-size-complex="9pt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start" fo:margin-left="0mm"/>
      <style:text-properties fo:font-size="6pt" style:font-size-asian="6pt" style:font-size-complex="6pt"/>
    </style:style>
    <style:style style:name="ce5" style:family="table-cell" style:parent-style-name="Default" style:data-style-name="N0">
      <style:table-cell-properties fo:wrap-option="wrap" fo:border="0.06pt solid #000000" style:vertical-align="automatic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a" style:font-name="Calibri" fo:font-size="9pt" style:font-name-asian="Calibri" style:font-size-asian="9pt" style:font-name-complex="Calibri" style:font-size-complex="9pt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1" style:vertical-align="middle"/>
      <style:paragraph-properties fo:text-align="start" fo:margin-left="0mm"/>
      <style:text-properties fo:color="#00000a" style:font-name="Calibri" fo:font-size="9pt" style:font-name-asian="Calibri" style:font-size-asian="9pt" style:font-name-complex="Calibri" style:font-size-complex="9pt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start" fo:margin-left="0mm"/>
      <style:text-properties fo:color="#00000a" style:font-name="Calibri" style:font-name-asian="Calibri" style:font-name-complex="Calibri"/>
    </style:style>
    <style:style style:name="ce9" style:family="table-cell" style:parent-style-name="Default" style:data-style-name="N0">
      <style:table-cell-properties fo:wrap-option="wrap" fo:border="0.06pt solid #000080" style:vertical-align="automatic"/>
    </style:style>
    <style:style style:name="ce10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12" style:family="table-cell" style:parent-style-name="Default" style:data-style-name="N0">
      <style:table-cell-properties fo:border="0.06pt solid #000000"/>
    </style:style>
    <style:style style:name="ce13" style:family="table-cell" style:parent-style-name="Default" style:data-style-name="N0">
      <style:table-cell-properties fo:wrap-option="wrap" style:vertical-align="automatic"/>
      <style:text-properties style:text-underline-style="none"/>
    </style:style>
    <style:style style:name="ce14" style:family="table-cell" style:parent-style-name="Default" style:data-style-name="N1">
      <style:table-cell-properties fo:wrap-option="wrap" fo:border="0.06pt solid #000000" style:vertical-align="automatic"/>
    </style:style>
    <style:style style:name="ce15" style:family="table-cell" style:parent-style-name="Default" style:data-style-name="N1">
      <style:table-cell-properties fo:background-color="#ffff00" fo:wrap-option="wrap" fo:border="0.06pt solid #000000" style:vertical-align="automatic"/>
    </style:style>
    <style:style style:name="ce16" style:family="table-cell" style:parent-style-name="Default" style:data-style-name="N1">
      <style:table-cell-properties fo:background-color="transparent" fo:wrap-option="wrap" fo:border="0.06pt solid #000000" style:vertical-align="automatic"/>
    </style:style>
    <style:style style:name="ce17" style:family="table-cell" style:parent-style-name="Default" style:data-style-name="N1"/>
    <style:style style:name="ce18" style:family="table-cell" style:parent-style-name="Default" style:data-style-name="N1">
      <style:table-cell-properties fo:border="0.06pt solid #000000"/>
    </style:style>
    <style:style style:name="ce19" style:family="table-cell" style:parent-style-name="Default" style:data-style-name="N1">
      <style:table-cell-properties fo:wrap-option="wrap" fo:border="0.06pt solid #000000" style:vertical-align="automatic"/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11">
      <style:table-cell-properties fo:background-color="#ffffff" style:text-align-source="fix" style:repeat-content="false" fo:border="0.06pt solid #000001" style:vertical-align="automatic"/>
      <style:paragraph-properties fo:text-align="center"/>
      <style:text-properties fo:color="#00000a" style:font-name="Calibri1" fo:font-size="9pt" style:font-name-asian="Calibri" style:font-size-asian="9pt" style:font-name-complex="Calibri" style:font-size-complex="9pt"/>
    </style:style>
    <style:style style:name="ce21" style:family="table-cell" style:parent-style-name="Default" style:data-style-name="N11">
      <style:table-cell-properties fo:wrap-option="wrap" style:vertical-align="automatic"/>
    </style:style>
    <style:style style:name="ce22" style:family="table-cell" style:parent-style-name="Default" style:data-style-name="N0">
      <style:table-cell-properties fo:background-color="#dddddd" fo:wrap-option="wrap" fo:border="0.06pt solid #000000" style:rotation-angle="90" style:vertical-align="automatic"/>
    </style:style>
    <style:style style:name="ce23" style:family="table-cell" style:parent-style-name="Default" style:data-style-name="N1">
      <style:table-cell-properties fo:background-color="#dddddd" fo:wrap-option="wrap" fo:border="0.06pt solid #000000" style:vertical-align="automatic"/>
    </style:style>
    <style:style style:name="ce24" style:family="table-cell" style:parent-style-name="Default" style:data-style-name="N1">
      <style:table-cell-properties fo:background-color="#ffff00" fo:border="0.06pt solid #000000"/>
    </style:style>
    <style:style style:name="ce25" style:family="table-cell" style:parent-style-name="Default" style:data-style-name="N1">
      <style:table-cell-properties fo:background-color="#dddddd" fo:border="0.06pt solid #000000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column table:style-name="co1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6"/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B. Hace aportaciones a las actividades académicas desarrolladas. Aporta ideas y conceptos relevantes sobre los temas a discutir en clase.</text:p>
            <text:p><text:span text:style-name="T1">Buzón de tareas llamado “Mapa conceptual unidad I”</text:span></text:p>
          </table:table-cell>
          <table:covered-table-cell table:number-columns-repeated="6"/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7" table:number-rows-spanned="1">
            <text:p>E. Incorpora conocimientos y actividades interdisciplinarias en su aprendizaje.</text:p>
            <text:p>buzón de actividades “Ejercicios básicos algoritmos</text:p>
            <text:p><text:span text:style-name="T1">Ejercicios algoritmos nivel intermedio</text:span></text:p>
            <text:p><text:span text:style-name="T1">Ejercicios algoritmos nivel avanzando</text:span></text:p>
            <text:p><text:span text:style-name="T1">Problemario propuesto por el asesor “Diseño de funciones parte I</text:span></text:p>
            <text:p><text:span text:style-name="T1">Buzón de tareas “Diseño de funciones parte II”</text:span></text:p>
          </table:table-cell>
          <table:covered-table-cell table:number-columns-repeated="6"/>
          <table:table-cell table:style-name="ce20" office:value-type="percentage" office:value="0.7" calcext:value-type="percentage">
            <text:p>70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6"/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 table:number-rows-repeated="5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5" office:value-type="string" calcext:value-type="string">
            <text:p>Estudiante</text:p>
          </table:table-cell>
          <table:table-cell table:style-name="ce11" office:value-type="string" calcext:value-type="string">
            <text:p>Ejercicios básicos algoritmos parte I→ Indicador (E)</text:p>
          </table:table-cell>
          <table:table-cell table:style-name="ce11" office:value-type="string" calcext:value-type="string">
            <text:p>Ejercicios básicos algoritmos parte II → Indicador (E)</text:p>
          </table:table-cell>
          <table:table-cell table:style-name="ce11" office:value-type="string" calcext:value-type="string">
            <text:p>Ejercicios básicos algoritmos parte III (condicionales)→ Indicador E</text:p>
          </table:table-cell>
          <table:table-cell table:style-name="ce11" office:value-type="string" calcext:value-type="string">
            <text:p>Concptos básicos de la algoritmia (PS, diagramas, algoritmos)→Indicador (B)</text:p>
          </table:table-cell>
          <table:table-cell table:style-name="ce11" office:value-type="string" calcext:value-type="string">
            <text:p>Promedio indicador A</text:p>
          </table:table-cell>
          <table:table-cell table:style-name="ce11" office:value-type="string" calcext:value-type="string">
            <text:p>Promedio indicador B</text:p>
          </table:table-cell>
          <table:table-cell table:style-name="ce11" office:value-type="string" calcext:value-type="string">
            <text:p>Promedio indicador E</text:p>
          </table:table-cell>
          <table:table-cell table:style-name="ce11" office:value-type="string" calcext:value-type="string">
            <text:p>Promedio indicador F</text:p>
          </table:table-cell>
          <table:table-cell table:style-name="ce11" office:value-type="string" calcext:value-type="string">
            <text:p>Promedio Unidad I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ozano Hernández Ana Patricia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13]*[.H$4])/1)" office:value-type="float" office:value="10" calcext:value-type="float">
            <text:p>10</text:p>
          </table:table-cell>
          <table:table-cell table:style-name="ce14" table:formula="of:=((SUM([.B13:.D13])/3)*[.H$5]/1)" office:value-type="float" office:value="67.6666666666667" calcext:value-type="float">
            <text:p>68</text:p>
          </table:table-cell>
          <table:table-cell table:style-name="ce12" office:value-type="float" office:value="10" calcext:value-type="float">
            <text:p>10</text:p>
          </table:table-cell>
          <table:table-cell table:style-name="ce14" table:formula="of:=SUM([.F13:.I13])" office:value-type="float" office:value="97.6666666666667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Ramírez Silva Arnulfo</text:p>
          </table:table-cell>
          <table:table-cell table:style-name="ce5"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0" calcext:value-type="float">
            <text:p>9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14]*[.H$4])/1)" office:value-type="float" office:value="10" calcext:value-type="float">
            <text:p>10</text:p>
          </table:table-cell>
          <table:table-cell table:style-name="ce14" table:formula="of:=((SUM([.B14:.D14])/3)*[.H$5]/1)" office:value-type="float" office:value="43.1666666666667" calcext:value-type="float">
            <text:p>43</text:p>
          </table:table-cell>
          <table:table-cell table:style-name="ce12" office:value-type="float" office:value="10" calcext:value-type="float">
            <text:p>10</text:p>
          </table:table-cell>
          <table:table-cell table:style-name="ce14" table:formula="of:=SUM([.F14:.I14])" office:value-type="float" office:value="73.1666666666667" calcext:value-type="float">
            <text:p>7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ánchez Arturo Valentin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95" calcext:value-type="float">
            <text:p>95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15]*[.H$4])/1)" office:value-type="float" office:value="10" calcext:value-type="float">
            <text:p>10</text:p>
          </table:table-cell>
          <table:table-cell table:style-name="ce14" table:formula="of:=((SUM([.B15:.D15])/3)*[.H$5]/1)" office:value-type="float" office:value="45.5" calcext:value-type="float">
            <text:p>46</text:p>
          </table:table-cell>
          <table:table-cell table:style-name="ce12" office:value-type="float" office:value="10" calcext:value-type="float">
            <text:p>10</text:p>
          </table:table-cell>
          <table:table-cell table:style-name="ce14" table:formula="of:=SUM([.F15:.I15])" office:value-type="float" office:value="75.5" calcext:value-type="float">
            <text:p>7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Coronado Cuevas Carlos Adria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16]*[.H$4])/1)" office:value-type="float" office:value="10" calcext:value-type="float">
            <text:p>10</text:p>
          </table:table-cell>
          <table:table-cell table:style-name="ce14" table:formula="of:=((SUM([.B16:.D16])/3)*[.H$5]/1)" office:value-type="float" office:value="67.6666666666667" calcext:value-type="float">
            <text:p>68</text:p>
          </table:table-cell>
          <table:table-cell table:style-name="ce12" office:value-type="float" office:value="10" calcext:value-type="float">
            <text:p>10</text:p>
          </table:table-cell>
          <table:table-cell table:style-name="ce14" table:formula="of:=SUM([.F16:.I16])" office:value-type="float" office:value="97.6666666666667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Benites Calderon Carlos Alberto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17]*[.H$4])/1)" office:value-type="float" office:value="10" calcext:value-type="float">
            <text:p>10</text:p>
          </table:table-cell>
          <table:table-cell table:style-name="ce14" table:formula="of:=((SUM([.B17:.D17])/3)*[.H$5]/1)" office:value-type="float" office:value="68.8333333333333" calcext:value-type="float">
            <text:p>69</text:p>
          </table:table-cell>
          <table:table-cell table:style-name="ce12" office:value-type="float" office:value="10" calcext:value-type="float">
            <text:p>10</text:p>
          </table:table-cell>
          <table:table-cell table:style-name="ce14" table:formula="of:=SUM([.F17:.I17])" office:value-type="float" office:value="98.8333333333333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Palafox Prado Cecilia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18]*[.H$4])/1)" office:value-type="float" office:value="10" calcext:value-type="float">
            <text:p>10</text:p>
          </table:table-cell>
          <table:table-cell table:style-name="ce14" table:formula="of:=((SUM([.B18:.D18])/3)*[.H$5]/1)" office:value-type="float" office:value="67.6666666666667" calcext:value-type="float">
            <text:p>68</text:p>
          </table:table-cell>
          <table:table-cell table:style-name="ce12" office:value-type="float" office:value="10" calcext:value-type="float">
            <text:p>10</text:p>
          </table:table-cell>
          <table:table-cell table:style-name="ce14" table:formula="of:=SUM([.F18:.I18])" office:value-type="float" office:value="97.6666666666667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Ramírez Luna Diego Armando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19]*[.H$4])/1)" office:value-type="float" office:value="10" calcext:value-type="float">
            <text:p>10</text:p>
          </table:table-cell>
          <table:table-cell table:style-name="ce14" table:formula="of:=((SUM([.B19:.D19])/3)*[.H$5]/1)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4" table:formula="of:=SUM([.F19:.I19])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De la Cruz Mejìa <text:s/>Efraín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20]*[.H$4])/1)" office:value-type="float" office:value="10" calcext:value-type="float">
            <text:p>10</text:p>
          </table:table-cell>
          <table:table-cell table:style-name="ce14" table:formula="of:=((SUM([.B20:.D20])/3)*[.H$5]/1)" office:value-type="float" office:value="46.6666666666667" calcext:value-type="float">
            <text:p>47</text:p>
          </table:table-cell>
          <table:table-cell table:style-name="ce12" office:value-type="float" office:value="10" calcext:value-type="float">
            <text:p>10</text:p>
          </table:table-cell>
          <table:table-cell table:style-name="ce14" table:formula="of:=SUM([.F20:.I20])" office:value-type="float" office:value="76.6666666666667" calcext:value-type="float">
            <text:p>77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Caro Garía Juan Danie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21]*[.H$4])/1)" office:value-type="float" office:value="10" calcext:value-type="float">
            <text:p>10</text:p>
          </table:table-cell>
          <table:table-cell table:style-name="ce14" table:formula="of:=((SUM([.B21:.D21])/3)*[.H$5]/1)" office:value-type="float" office:value="22.1666666666667" calcext:value-type="float">
            <text:p>22</text:p>
          </table:table-cell>
          <table:table-cell table:style-name="ce12" office:value-type="float" office:value="10" calcext:value-type="float">
            <text:p>10</text:p>
          </table:table-cell>
          <table:table-cell table:style-name="ce14" table:formula="of:=SUM([.F21:.I21])" office:value-type="float" office:value="52.1666666666667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Andrade Salamanca Kimberly Alexa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22]*[.H$4])/1)" office:value-type="float" office:value="10" calcext:value-type="float">
            <text:p>10</text:p>
          </table:table-cell>
          <table:table-cell table:style-name="ce14" table:formula="of:=((SUM([.B22:.D22])/3)*[.H$5]/1)" office:value-type="float" office:value="67.6666666666667" calcext:value-type="float">
            <text:p>68</text:p>
          </table:table-cell>
          <table:table-cell table:style-name="ce12" office:value-type="float" office:value="10" calcext:value-type="float">
            <text:p>10</text:p>
          </table:table-cell>
          <table:table-cell table:style-name="ce14" table:formula="of:=SUM([.F22:.I22])" office:value-type="float" office:value="97.6666666666667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Dìaz Sedano Luis Enriq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(([.E23]*[.H$4])/1)" office:value-type="float" office:value="10" calcext:value-type="float">
            <text:p>10</text:p>
          </table:table-cell>
          <table:table-cell table:style-name="ce14" table:formula="of:=((SUM([.B23:.D23])/3)*[.H$5]/1)" office:value-type="float" office:value="22.1666666666667" calcext:value-type="float">
            <text:p>22</text:p>
          </table:table-cell>
          <table:table-cell table:style-name="ce12" office:value-type="float" office:value="10" calcext:value-type="float">
            <text:p>10</text:p>
          </table:table-cell>
          <table:table-cell table:style-name="ce14" table:formula="of:=SUM([.F23:.I23])" office:value-type="float" office:value="52.1666666666667" calcext:value-type="float">
            <text:p>52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0" table:number-rows-spanned="1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9"/>
          <table:table-cell table:style-name="ce20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0" table:number-rows-spanned="1">
            <text:p>B. Hace aportaciones a las actividades académicas desarrolladas. Aporta ideas y conceptos relevantes sobre los temas a discutir en clase.</text:p>
            <text:p><text:span text:style-name="T1">Aporta ideas claras y coherentes en las plenarias y lluvia de ideas llevadas a cabo en la clase presencial.</text:span></text:p>
            <text:p><text:span text:style-name="T1">Toma notas y analiza los recursos literarios acerca de los temas de la unidad.</text:span></text:p>
            <text:p><text:span text:style-name="T1">Trabaja en forma individual y colaborativa con sus pares</text:span></text:p>
          </table:table-cell>
          <table:covered-table-cell table:number-columns-repeated="9"/>
          <table:table-cell table:style-name="ce20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0" table:number-rows-spanned="1">
            <text:p>E. Incorpora conocimientos y actividades interdisciplinarias en su aprendizaje.</text:p>
            <text:p><text:span text:style-name="T1">Buzón de tareas “Conceptos básicos de la programación”</text:span></text:p>
            <text:p><text:span text:style-name="T1">Buzón de tareas “Características de un lenguaje de programación”</text:span></text:p>
            <text:p><text:span text:style-name="T1">Buzón de tareas “Elementos de un programa”</text:span></text:p>
            <text:p><text:span text:style-name="T1">Buzón de tareas “Elementos del lenguaje c”</text:span></text:p>
            <text:p><text:span text:style-name="T1">Buzón de tareas “Traducción de un programa”</text:span></text:p>
          </table:table-cell>
          <table:covered-table-cell table:number-columns-repeated="9"/>
          <table:table-cell table:style-name="ce20" office:value-type="percentage" office:value="0.7" calcext:value-type="percentage">
            <text:p>70.00%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0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9"/>
          <table:table-cell table:style-name="ce20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" table:number-rows-repeated="7">
          <table:table-cell/>
          <table:table-cell table:style-name="ce2" table:number-columns-repeated="3"/>
          <table:table-cell table:number-columns-repeated="1020"/>
        </table:table-row>
        <table:table-row table:style-name="ro3">
          <table:table-cell table:style-name="ce5" office:value-type="string" calcext:value-type="string">
            <text:p>Estudiante</text:p>
          </table:table-cell>
          <table:table-cell table:style-name="ce11" office:value-type="string" calcext:value-type="string">
            <text:p>Conceptos introductorios a la programación (lenguaje, programa, fases de creaciòn de un programa, traducción de un programa), notas de clase→ Indicador (B)</text:p>
          </table:table-cell>
          <table:table-cell table:style-name="ce11" office:value-type="string" calcext:value-type="string">
            <text:p>Mapa elementos del lenguaje c→ Indicador (B)</text:p>
          </table:table-cell>
          <table:table-cell table:style-name="ce11" office:value-type="string" calcext:value-type="string">
            <text:p>Promedio Indicador A</text:p>
          </table:table-cell>
          <table:table-cell table:style-name="ce11" office:value-type="string" calcext:value-type="string">
            <text:p>Promedio indicador B</text:p>
          </table:table-cell>
          <table:table-cell table:style-name="ce11" office:value-type="string" calcext:value-type="string">
            <text:p>Promedio indicador E</text:p>
          </table:table-cell>
          <table:table-cell table:style-name="ce11" office:value-type="string" calcext:value-type="string">
            <text:p>Promedio indicador F</text:p>
          </table:table-cell>
          <table:table-cell table:style-name="ce11" office:value-type="string" calcext:value-type="string">
            <text:p>Calificación de la unidad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Lozano Hernández Ana Patricia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40:.C40])/2)*[.K$29]/1)" office:value-type="float" office:value="9" calcext:value-type="float">
            <text:p>9</text:p>
          </table:table-cell>
          <table:table-cell table:style-name="ce5" table:formula="of:=([.B40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0:.G40])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amírez Silva Arnulfo</text:p>
          </table:table-cell>
          <table:table-cell table:style-name="ce12" office:value-type="float" office:value="100" calcext:value-type="float">
            <text:p>100</text:p>
          </table:table-cell>
          <table:table-cell table:style-name="ce5"/>
          <table:table-cell table:style-name="ce12" office:value-type="float" office:value="10" calcext:value-type="float">
            <text:p>10</text:p>
          </table:table-cell>
          <table:table-cell table:style-name="ce5" table:formula="of:=((SUM([.B41:.C41])/2)*[.K$29]/1)" office:value-type="float" office:value="5" calcext:value-type="float">
            <text:p>5</text:p>
          </table:table-cell>
          <table:table-cell table:style-name="ce5" table:formula="of:=([.B41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1:.G41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ánchez Arturo Valentin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42:.C42])/2)*[.K$29]/1)" office:value-type="float" office:value="10" calcext:value-type="float">
            <text:p>10</text:p>
          </table:table-cell>
          <table:table-cell table:style-name="ce5" table:formula="of:=([.B42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2:.G42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ronado Cuevas Carlos Adrian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43:.C43])/2)*[.K$29]/1)" office:value-type="float" office:value="10" calcext:value-type="float">
            <text:p>10</text:p>
          </table:table-cell>
          <table:table-cell table:style-name="ce5" table:formula="of:=([.B43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3:.G43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enites Calderon Carlos Alberto</text:p>
          </table:table-cell>
          <table:table-cell table:style-name="ce12" office:value-type="float" office:value="100" calcext:value-type="float">
            <text:p>100</text:p>
          </table:table-cell>
          <table:table-cell table:style-name="ce5"/>
          <table:table-cell table:style-name="ce12" office:value-type="float" office:value="10" calcext:value-type="float">
            <text:p>10</text:p>
          </table:table-cell>
          <table:table-cell table:style-name="ce5" table:formula="of:=((SUM([.B44:.C44])/2)*[.K$29]/1)" office:value-type="float" office:value="5" calcext:value-type="float">
            <text:p>5</text:p>
          </table:table-cell>
          <table:table-cell table:style-name="ce5" table:formula="of:=([.B44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4:.G44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lafox Prado Cecilia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45:.C45])/2)*[.K$29]/1)" office:value-type="float" office:value="10" calcext:value-type="float">
            <text:p>10</text:p>
          </table:table-cell>
          <table:table-cell table:style-name="ce5" table:formula="of:=([.B45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5:.G45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amírez Luna Diego Armando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46:.C46])/2)*[.K$29]/1)" office:value-type="float" office:value="10" calcext:value-type="float">
            <text:p>10</text:p>
          </table:table-cell>
          <table:table-cell table:style-name="ce5" table:formula="of:=([.B46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6:.G46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De la Cruz Mejìa <text:s/>Efraín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47:.C47])/2)*[.K$29]/1)" office:value-type="float" office:value="10" calcext:value-type="float">
            <text:p>10</text:p>
          </table:table-cell>
          <table:table-cell table:style-name="ce5" table:formula="of:=([.B47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7:.G47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aro Garía Juan Daniel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48:.C48])/2)*[.K$29]/1)" office:value-type="float" office:value="10" calcext:value-type="float">
            <text:p>10</text:p>
          </table:table-cell>
          <table:table-cell table:style-name="ce5" table:formula="of:=([.B48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8:.G48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Andrade Salamanca Kimberly Alexa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49:.C49])/2)*[.K$29]/1)" office:value-type="float" office:value="10" calcext:value-type="float">
            <text:p>10</text:p>
          </table:table-cell>
          <table:table-cell table:style-name="ce5" table:formula="of:=([.B49]*[.K$30])/1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D49:.G49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Dìaz Sedano Luis Enrique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5" table:formula="of:=((SUM([.B50:.C50])/2)*[.K$29]/1)" office:value-type="float" office:value="5" calcext:value-type="float">
            <text:p>5</text:p>
          </table:table-cell>
          <table:table-cell table:style-name="ce5" table:formula="of:=([.B50]*[.K$30])/1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12" table:formula="of:=SUM([.D50:.G50])" office:value-type="float" office:value="95" calcext:value-type="float">
            <text:p>95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10" table:number-rows-spanned="1">
            <text:p>A. Se adapta a situaciones y contextos complejos. Participa activamente en las dinámicas de equipo e individuales (lecturas comentadas) y</text:p>
            <text:p>lluvias de ideas.</text:p>
            <text:p><text:span text:style-name="T1">Participa en las actividades de clase, propuestas por el asesor.</text:span></text:p>
          </table:table-cell>
          <table:covered-table-cell table:number-columns-repeated="9"/>
          <table:table-cell table:style-name="ce20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0" table:number-rows-spanned="1">
            <text:p>B. Hace aportaciones a las actividades académicas desarrolladas. Aporta ideas y conceptos relevantes sobre los temas a discutir en clase.</text:p>
            <text:p><text:span text:style-name="T1">Aporta ideas claras y coherentes en las plenarias y lluvia de ideas llevadas a cabo en la clase presencial.</text:span></text:p>
            <text:p><text:span text:style-name="T1">Toma notas y analiza los recursos literarios acerca de los temas de la unidad.</text:span></text:p>
            <text:p><text:span text:style-name="T1">Trabaja en forma individual y colaborativa con sus pares</text:span></text:p>
          </table:table-cell>
          <table:covered-table-cell table:number-columns-repeated="9"/>
          <table:table-cell table:style-name="ce20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0" table:number-rows-spanned="1">
            <text:p>E. Incorpora conocimientos y actividades interdisciplinarias en su aprendizaje.</text:p>
            <text:p><text:span text:style-name="T1">Ejercicios operadores (lógicos, aritméticos y relaciones)</text:span></text:p>
            <text:p><text:span text:style-name="T1">Ejercicios de expresiones en lenguaje c</text:span></text:p>
            <text:p><text:span text:style-name="T1">Ejercicios selectiva simple</text:span></text:p>
            <text:p><text:span text:style-name="T1">Ejercicios selectiva doble</text:span></text:p>
            <text:p><text:span text:style-name="T1">Ejercicios selectiva Múltiple</text:span></text:p>
            <text:p><text:span text:style-name="T1">Ejercicios sentencia mientras</text:span></text:p>
            <text:p><text:span text:style-name="T1">Ejercicios hacer mientras</text:span></text:p>
            <text:p><text:span text:style-name="T1">Ejercicios para / desde</text:span></text:p>
          </table:table-cell>
          <table:covered-table-cell table:number-columns-repeated="9"/>
          <table:table-cell table:style-name="ce20" office:value-type="percentage" office:value="0.7" calcext:value-type="percentage">
            <text:p>70.00%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0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9"/>
          <table:table-cell table:style-name="ce20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1" table:formula="of:=SUM([.K55:.K58])" office:value-type="percentage" office:value="1" calcext:value-type="percentage">
            <text:p>100.00%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6">
          <table:table-cell table:style-name="ce5" office:value-type="string" calcext:value-type="string">
            <text:p>Estudiante</text:p>
          </table:table-cell>
          <table:table-cell table:style-name="ce11" office:value-type="string" calcext:value-type="string">
            <text:p>Codificación de ejercicios de control de flujo</text:p>
          </table:table-cell>
          <table:table-cell table:style-name="ce11" office:value-type="string" calcext:value-type="string">
            <text:p>If-else (parte II, 5 EJERCICIOS) ancona</text:p>
          </table:table-cell>
          <table:table-cell table:style-name="ce11" office:value-type="string" calcext:value-type="string">
            <text:p>If anidada</text:p>
          </table:table-cell>
          <table:table-cell table:style-name="ce11" office:value-type="string" calcext:value-type="string">
            <text:p>Switch</text:p>
          </table:table-cell>
          <table:table-cell table:style-name="ce11" office:value-type="string" calcext:value-type="string">
            <text:p>While</text:p>
          </table:table-cell>
          <table:table-cell table:style-name="ce11" office:value-type="string" calcext:value-type="string">
            <text:p>Do-while</text:p>
          </table:table-cell>
          <table:table-cell table:style-name="ce11" office:value-type="string" calcext:value-type="string">
            <text:p>Promedio indicador E</text:p>
          </table:table-cell>
          <table:table-cell table:style-name="ce11" office:value-type="string" calcext:value-type="string">
            <text:p>Promedio indicador A</text:p>
          </table:table-cell>
          <table:table-cell table:style-name="ce11" office:value-type="string" calcext:value-type="string">
            <text:p>Promedio indicador B</text:p>
          </table:table-cell>
          <table:table-cell table:style-name="ce11" office:value-type="string" calcext:value-type="string">
            <text:p>Promedio indicador F</text:p>
          </table:table-cell>
          <table:table-cell table:style-name="ce22" office:value-type="string" calcext:value-type="string">
            <text:p>Promedio de la unidad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ozano Hernández Ana Patricia</text:p>
          </table:table-cell>
          <table:table-cell table:style-name="ce5" table:number-columns-repeated="2"/>
          <table:table-cell table:style-name="ce14" table:formula="of:=100/3*1" office:value-type="float" office:value="33.3333333333333" calcext:value-type="float">
            <text:p>33</text:p>
          </table:table-cell>
          <table:table-cell table:style-name="ce5" table:formula="of:=100/5*4" office:value-type="float" office:value="80" calcext:value-type="float">
            <text:p>80</text:p>
          </table:table-cell>
          <table:table-cell table:style-name="ce17" table:formula="of:=100/3*1" office:value-type="float" office:value="33.3333333333333" calcext:value-type="float">
            <text:p>33</text:p>
          </table:table-cell>
          <table:table-cell table:style-name="ce18" table:formula="of:=100/3*2" office:value-type="float" office:value="66.6666666666667" calcext:value-type="float">
            <text:p>67</text:p>
          </table:table-cell>
          <table:table-cell table:style-name="ce18" table:formula="of:=SUM([.B68:.G68])/6*[.K$57]/[.K$59]" office:value-type="float" office:value="24.8888888888889" calcext:value-type="float">
            <text:p>25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H68:.K68])" office:value-type="float" office:value="54.8888888888889" calcext:value-type="float">
            <text:p>55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Ramírez Silva Arnulfo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2"/>
          <table:table-cell table:style-name="ce5"/>
          <table:table-cell table:style-name="ce12"/>
          <table:table-cell table:style-name="ce5"/>
          <table:table-cell table:style-name="ce14" table:formula="of:=SUM([.B69:.G69])/6*[.K$57]/[.K$59]" office:value-type="float" office:value="11.6666666666667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H69:.K69])" office:value-type="float" office:value="41.6666666666667" calcext:value-type="float">
            <text:p>4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ánchez Arturo Valentin</text:p>
          </table:table-cell>
          <table:table-cell table:style-name="ce5" table:number-columns-repeated="2"/>
          <table:table-cell table:number-columns-repeated="2" table:style-name="ce5" office:value-type="float" office:value="100" calcext:value-type="float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4" table:formula="of:=SUM([.B70:.G70])/6*[.K$57]/[.K$59]" office:value-type="float" office:value="46.6666666666667" calcext:value-type="float">
            <text:p>47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H70:.K70])" office:value-type="float" office:value="76.6666666666667" calcext:value-type="float">
            <text:p>77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oronado Cuevas Carlos Adria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100/4*3" office:value-type="float" office:value="75" calcext:value-type="float">
            <text:p>75</text:p>
          </table:table-cell>
          <table:table-cell table:style-name="ce5" office:value-type="float" office:value="100" calcext:value-type="float">
            <text:p>100</text:p>
          </table:table-cell>
          <table:table-cell table:style-name="ce18" table:formula="of:=100/3*2" office:value-type="float" office:value="66.6666666666667" calcext:value-type="float">
            <text:p>67</text:p>
          </table:table-cell>
          <table:table-cell table:style-name="ce19" table:formula="of:=100/3*2" office:value-type="float" office:value="66.6666666666667" calcext:value-type="float">
            <text:p>67</text:p>
          </table:table-cell>
          <table:table-cell table:style-name="ce14" table:formula="of:=SUM([.B71:.G71])/6*[.K$57]/[.K$59]" office:value-type="float" office:value="47.6388888888889" calcext:value-type="float">
            <text:p>48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H71:.K71])" office:value-type="float" office:value="77.6388888888889" calcext:value-type="float">
            <text:p>78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Benites Calderon Carlos Alberto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4" table:formula="of:=SUM([.B72:.G72])/6*[.K$57]/[.K$59]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H72:.K72])" office:value-type="float" office:value="100" calcext:value-type="float">
            <text:p>100</text:p>
          </table:table-cell>
          <table:table-cell table:number-columns-repeated="1012"/>
        </table:table-row>
        <table:table-row table:style-name="ro7">
          <table:table-cell table:style-name="ce5" office:value-type="string" calcext:value-type="string">
            <text:p>Palafox Prado Cecilia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2" office:value-type="float" office:value="80" calcext:value-type="float">
            <text:p>80</text:p>
          </table:table-cell>
          <table:table-cell table:style-name="ce19" table:formula="of:=100/3*2" office:value-type="float" office:value="66.6666666666667" calcext:value-type="float">
            <text:p>67</text:p>
          </table:table-cell>
          <table:table-cell table:style-name="ce14" table:formula="of:=SUM([.B73:.G73])/6*[.K$57]/[.K$59]" office:value-type="float" office:value="49.7777777777778" calcext:value-type="float">
            <text:p>50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H73:.K73])" office:value-type="float" office:value="79.7777777777778" calcext:value-type="float">
            <text:p>8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Ramírez Luna Diego Armando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8" table:formula="of:=100/3*2" office:value-type="float" office:value="66.6666666666667" calcext:value-type="float">
            <text:p>67</text:p>
          </table:table-cell>
          <table:table-cell table:style-name="ce18" table:formula="of:=100/3*2" office:value-type="float" office:value="66.6666666666667" calcext:value-type="float">
            <text:p>67</text:p>
          </table:table-cell>
          <table:table-cell table:style-name="ce14" table:formula="of:=SUM([.B74:.G74])/6*[.K$57]/[.K$59]" office:value-type="float" office:value="62.2222222222222" calcext:value-type="float">
            <text:p>62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H74:.K74])" office:value-type="float" office:value="92.2222222222222" calcext:value-type="float">
            <text:p>92</text:p>
          </table:table-cell>
          <table:table-cell table:number-columns-repeated="1012"/>
        </table:table-row>
        <table:table-row table:style-name="ro7">
          <table:table-cell table:style-name="ce5" office:value-type="string" calcext:value-type="string">
            <text:p>De la Cruz Mejìa <text:s/>Efraín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8" table:formula="of:=100/3*2" office:value-type="float" office:value="66.6666666666667" calcext:value-type="float">
            <text:p>67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SUM([.B75:.G75])/6*[.K$57]/[.K$59]" office:value-type="float" office:value="40.4444444444445" calcext:value-type="float">
            <text:p>40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24" table:formula="of:=SUM([.H75:.K75])" office:value-type="float" office:value="70.4444444444445" calcext:value-type="float">
            <text:p>7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aro Garía Juan Daniel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style-name="ce18" table:number-columns-repeated="2"/>
          <table:table-cell table:style-name="ce18" table:formula="of:=SUM([.B76:.G76])/6*[.K$57]/[.K$59]" office:value-type="float" office:value="11.6666666666667" calcext:value-type="float">
            <text:p>12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25" table:formula="of:=SUM([.H76:.K76])" office:value-type="float" office:value="41.6666666666667" calcext:value-type="float">
            <text:p>42</text:p>
          </table:table-cell>
          <table:table-cell table:number-columns-repeated="1012"/>
        </table:table-row>
        <table:table-row table:style-name="ro8">
          <table:table-cell table:style-name="ce5" office:value-type="string" calcext:value-type="string">
            <text:p>Andrade Salamanca Kimberly Alexandra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number-columns-repeated="2" table:style-name="ce18" office:value-type="float" office:value="100" calcext:value-type="float">
            <text:p>100</text:p>
          </table:table-cell>
          <table:table-cell table:style-name="ce18" table:formula="of:=SUM([.B77:.G77])/6*[.K$57]/[.K$59]" office:value-type="float" office:value="70" calcext:value-type="float">
            <text:p>70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25" table:formula="of:=SUM([.H77:.K77])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Dìaz Sedano Luis Enrique</text:p>
          </table:table-cell>
          <table:table-cell table:style-name="ce5" table:number-columns-repeated="4"/>
          <table:table-cell table:style-name="ce18" table:number-columns-repeated="2"/>
          <table:table-cell table:style-name="ce18" table:formula="of:=SUM([.B78:.G78])/6*[.K$57]/[.K$59]" office:value-type="float" office:value="0" calcext:value-type="float">
            <text:p>0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25" table:formula="of:=SUM([.H78:.K78])" office:value-type="float" office:value="30" calcext:value-type="float">
            <text:p>30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>
          <table:table-cell table:style-name="ce5" office:value-type="string" calcext:value-type="string">
            <text:p>Estudiante</text:p>
          </table:table-cell>
          <table:table-cell table:style-name="ce11" office:value-type="string" calcext:value-type="string">
            <text:p>Arreglos unidimensionales (una dimensión) parte I</text:p>
          </table:table-cell>
          <table:table-cell table:style-name="ce11" office:value-type="string" calcext:value-type="string">
            <text:p>Arreglos de dos dimensiones parte II</text:p>
          </table:table-cell>
          <table:table-cell table:style-name="ce11" office:value-type="string" calcext:value-type="string">
            <text:p>Promedio unidad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Lozano Hernández Ana Patricia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84:.C84])/2" office:value-type="float" office:value="100" calcext:value-type="float">
            <text:p>10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Ramírez Silva Arnulfo</text:p>
          </table:table-cell>
          <table:table-cell table:number-columns-repeated="2"/>
          <table:table-cell table:formula="of:=SUM([.B85:.C85])/2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Sánchez Arturo Valentin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86:.C86])/2" office:value-type="float" office:value="100" calcext:value-type="float">
            <text:p>10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Coronado Cuevas Carlos Adrian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87:.C87])/2" office:value-type="float" office:value="100" calcext:value-type="float">
            <text:p>10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Benites Calderon Carlos Alberto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88:.C88])/2" office:value-type="float" office:value="100" calcext:value-type="float">
            <text:p>10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Palafox Prado Cecilia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formula="of:=SUM([.B89:.C89])/2" office:value-type="float" office:value="70" calcext:value-type="float">
            <text:p>7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Ramírez Luna Diego Armando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90:.C90])/2" office:value-type="float" office:value="100" calcext:value-type="float">
            <text:p>10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De la Cruz Mejìa <text:s/>Efraín</text:p>
          </table:table-cell>
          <table:table-cell table:number-columns-repeated="2"/>
          <table:table-cell table:formula="of:=SUM([.B91:.C91])/2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Caro Garía Juan Daniel</text:p>
          </table:table-cell>
          <table:table-cell table:number-columns-repeated="2"/>
          <table:table-cell table:formula="of:=SUM([.B92:.C92])/2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Andrade Salamanca Kimberly Alexandra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93:.C93])/2" office:value-type="float" office:value="100" calcext:value-type="float">
            <text:p>100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Dìaz Sedano Luis Enrique</text:p>
          </table:table-cell>
          <table:table-cell table:number-columns-repeated="2"/>
          <table:table-cell table:formula="of:=SUM([.B94:.C94])/2" office:value-type="float" office:value="0" calcext:value-type="float">
            <text:p>0</text:p>
          </table:table-cell>
          <table:table-cell table:number-columns-repeated="1020"/>
        </table:table-row>
        <table:table-row table:style-name="ro9" table:number-rows-repeated="10">
          <table:table-cell table:number-columns-repeated="1024"/>
        </table:table-row>
        <table:table-row table:style-name="ro11">
          <table:table-cell table:style-name="ce5" office:value-type="string" calcext:value-type="string">
            <text:p>Estudiante</text:p>
          </table:table-cell>
          <table:table-cell table:style-name="ce5" office:value-type="string" calcext:value-type="string">
            <text:p>Promedio final</text:p>
          </table:table-cell>
          <table:table-cell table:number-columns-repeated="1022"/>
        </table:table-row>
        <table:table-row table:style-name="ro11">
          <table:table-cell table:style-name="ce5" office:value-type="string" calcext:value-type="string">
            <text:p>Lozano Hernández Ana Patricia</text:p>
          </table:table-cell>
          <table:table-cell table:style-name="ce14" table:formula="of:=SUM([.D84];[.L68];[.H40];[.J13])/4" office:value-type="float" office:value="87.8888888888889" calcext:value-type="float">
            <text:p>88</text:p>
          </table:table-cell>
          <table:table-cell table:number-columns-repeated="1022"/>
        </table:table-row>
        <table:table-row table:style-name="ro11">
          <table:table-cell table:style-name="ce5" office:value-type="string" calcext:value-type="string">
            <text:p>Ramírez Silva Arnulfo</text:p>
          </table:table-cell>
          <table:table-cell table:style-name="ce15" table:formula="of:=SUM([.D85];[.L69];[.H41];[.J14])/4" office:value-type="float" office:value="52.4583333333333" calcext:value-type="float">
            <text:p>52</text:p>
          </table:table-cell>
          <table:table-cell table:number-columns-repeated="1022"/>
        </table:table-row>
        <table:table-row table:style-name="ro11">
          <table:table-cell table:style-name="ce5" office:value-type="string" calcext:value-type="string">
            <text:p>Sánchez Arturo Valentin</text:p>
          </table:table-cell>
          <table:table-cell table:style-name="ce14" table:formula="of:=SUM([.D86];[.L70];[.H42];[.J15])/4" office:value-type="float" office:value="88.0416666666667" calcext:value-type="float">
            <text:p>88</text:p>
          </table:table-cell>
          <table:table-cell table:number-columns-repeated="1022"/>
        </table:table-row>
        <table:table-row table:style-name="ro11">
          <table:table-cell table:style-name="ce5" office:value-type="string" calcext:value-type="string">
            <text:p>Coronado Cuevas Carlos Adrian</text:p>
          </table:table-cell>
          <table:table-cell table:style-name="ce14" table:formula="of:=SUM([.D87];[.L71];[.H43];[.J16])/4" office:value-type="float" office:value="93.8263888888889" calcext:value-type="float">
            <text:p>94</text:p>
          </table:table-cell>
          <table:table-cell table:number-columns-repeated="1022"/>
        </table:table-row>
        <table:table-row table:style-name="ro11">
          <table:table-cell table:style-name="ce5" office:value-type="string" calcext:value-type="string">
            <text:p>Benites Calderon Carlos Alberto</text:p>
          </table:table-cell>
          <table:table-cell table:style-name="ce14" table:formula="of:=SUM([.D88];[.L72];[.H44];[.J17])/4" office:value-type="float" office:value="98.4583333333333" calcext:value-type="float">
            <text:p>98</text:p>
          </table:table-cell>
          <table:table-cell table:number-columns-repeated="1022"/>
        </table:table-row>
        <table:table-row table:style-name="ro11">
          <table:table-cell table:style-name="ce5" office:value-type="string" calcext:value-type="string">
            <text:p>Palafox Prado Cecilia</text:p>
          </table:table-cell>
          <table:table-cell table:style-name="ce14" table:formula="of:=SUM([.D89];[.L73];[.H45];[.J18])/4" office:value-type="float" office:value="86.8611111111111" calcext:value-type="float">
            <text:p>87</text:p>
          </table:table-cell>
          <table:table-cell table:number-columns-repeated="1022"/>
        </table:table-row>
        <table:table-row table:style-name="ro11">
          <table:table-cell table:style-name="ce5" office:value-type="string" calcext:value-type="string">
            <text:p>Ramírez Luna Diego Armando</text:p>
          </table:table-cell>
          <table:table-cell table:style-name="ce14" table:formula="of:=SUM([.D90];[.L74];[.H46];[.J19])/4" office:value-type="float" office:value="98.0555555555555" calcext:value-type="float">
            <text:p>98</text:p>
          </table:table-cell>
          <table:table-cell table:number-columns-repeated="1022"/>
        </table:table-row>
        <table:table-row table:style-name="ro11">
          <table:table-cell table:style-name="ce5" office:value-type="string" calcext:value-type="string">
            <text:p>De la Cruz Mejìa <text:s/>Efraín</text:p>
          </table:table-cell>
          <table:table-cell table:style-name="ce15" table:formula="of:=SUM([.D91];[.L75];[.H47];[.J20])/4" office:value-type="float" office:value="61.7777777777778" calcext:value-type="float">
            <text:p>62</text:p>
          </table:table-cell>
          <table:table-cell table:number-columns-repeated="1022"/>
        </table:table-row>
        <table:table-row table:style-name="ro11">
          <table:table-cell table:style-name="ce5" office:value-type="string" calcext:value-type="string">
            <text:p>Caro Garía Juan Daniel</text:p>
          </table:table-cell>
          <table:table-cell table:style-name="ce15" table:formula="of:=SUM([.D92];[.L76];[.H48];[.J21])/4" office:value-type="float" office:value="48.4583333333333" calcext:value-type="float">
            <text:p>48</text:p>
          </table:table-cell>
          <table:table-cell table:number-columns-repeated="1022"/>
        </table:table-row>
        <table:table-row table:style-name="ro11">
          <table:table-cell table:style-name="ce5" office:value-type="string" calcext:value-type="string">
            <text:p>Andrade Salamanca Kimberly Alexandra</text:p>
          </table:table-cell>
          <table:table-cell table:style-name="ce14" table:formula="of:=SUM([.D93];[.L77];[.H49];[.J22])/4+1" office:value-type="float" office:value="100.416666666667" calcext:value-type="float">
            <text:p>100</text:p>
          </table:table-cell>
          <table:table-cell table:number-columns-repeated="1022"/>
        </table:table-row>
        <table:table-row table:style-name="ro11">
          <table:table-cell table:style-name="ce9" office:value-type="string" calcext:value-type="string">
            <text:p>Dìaz Sedano Luis Enrique</text:p>
          </table:table-cell>
          <table:table-cell table:style-name="ce15" table:formula="of:=SUM([.D94];[.L78];[.H50];[.J23])/4" office:value-type="float" office:value="44.2916666666667" calcext:value-type="float">
            <text:p>44</text:p>
          </table:table-cell>
          <table:table-cell table:number-columns-repeated="1022"/>
        </table:table-row>
        <table:table-row table:style-name="ro9" table:number-rows-repeated="5">
          <table:table-cell table:number-columns-repeated="1024"/>
        </table:table-row>
        <table:table-row table:style-name="ro12">
          <table:table-cell table:style-name="ce10" office:value-type="string" calcext:value-type="string">
            <text:p>Estudiante</text:p>
          </table:table-cell>
          <table:table-cell table:style-name="ce10" office:value-type="string" calcext:value-type="string">
            <text:p>Evaluación ordinario</text:p>
          </table:table-cell>
          <table:table-cell table:style-name="ce10" office:value-type="string" calcext:value-type="string">
            <text:p>Evaluación Segunda oportunidad</text:p>
          </table:table-cell>
          <table:table-cell table:number-columns-repeated="1021"/>
        </table:table-row>
        <table:table-row table:style-name="ro13">
          <table:table-cell table:style-name="ce5" office:value-type="string" calcext:value-type="string">
            <text:p>Ramírez Silva Arnulfo</text:p>
          </table:table-cell>
          <table:table-cell table:style-name="ce16" table:formula="of:=[.B107]" office:value-type="float" office:value="52.4583333333333" calcext:value-type="float">
            <text:p>52</text:p>
          </table:table-cell>
          <table:table-cell table:style-name="ce5" office:value-type="string" calcext:value-type="string">
            <text:p>No presentó</text:p>
          </table:table-cell>
          <table:table-cell table:number-columns-repeated="1021"/>
        </table:table-row>
        <table:table-row table:style-name="ro13">
          <table:table-cell table:style-name="ce5" office:value-type="string" calcext:value-type="string">
            <text:p>De la Cruz Mejìa <text:s/>Efraín</text:p>
          </table:table-cell>
          <table:table-cell table:style-name="ce16" table:formula="of:=[.B113]" office:value-type="float" office:value="61.7777777777778" calcext:value-type="float">
            <text:p>62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21"/>
        </table:table-row>
        <table:table-row table:style-name="ro13">
          <table:table-cell table:style-name="ce5" office:value-type="string" calcext:value-type="string">
            <text:p>Caro Garía Juan Daniel</text:p>
          </table:table-cell>
          <table:table-cell table:style-name="ce16" table:formula="of:=[.B114]" office:value-type="float" office:value="48.4583333333333" calcext:value-type="float">
            <text:p>48</text:p>
          </table:table-cell>
          <table:table-cell table:style-name="ce5" office:value-type="string" calcext:value-type="string">
            <text:p>No presentó</text:p>
          </table:table-cell>
          <table:table-cell table:number-columns-repeated="1021"/>
        </table:table-row>
        <table:table-row table:style-name="ro13">
          <table:table-cell table:style-name="ce5" office:value-type="string" calcext:value-type="string">
            <text:p>Dìaz Sedano Luis Enrique</text:p>
          </table:table-cell>
          <table:table-cell table:style-name="ce16" table:formula="of:=[.B116]" office:value-type="float" office:value="44.2916666666667" calcext:value-type="float">
            <text:p>44</text:p>
          </table:table-cell>
          <table:table-cell table:style-name="ce5" office:value-type="string" calcext:value-type="string">
            <text:p>No presentó</text:p>
          </table:table-cell>
          <table:table-cell table:number-columns-repeated="1021"/>
        </table:table-row>
        <table:table-row table:style-name="ro9" table:number-rows-repeated="104844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 style:data-style-name="N2" text:time-value="09:15:37.2051620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9-03T16:06:11Z</meta:creation-date>
    <dc:date>2018-12-14T09:26:18.270468104</dc:date>
    <meta:editing-cycles>88</meta:editing-cycles>
    <meta:editing-duration>P1DT7H11M38S</meta:editing-duration>
    <meta:document-statistic meta:table-count="1" meta:cell-count="440" meta:object-count="0"/>
  </office:meta>
</office:document-meta>
</file>